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5-09-1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5-05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5-03-10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4-10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4-09-0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4-06-0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4-03-0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3-07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3-04-1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3-01-1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10-1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08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05-23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03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02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2-01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1-11-16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1-08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1-06-25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1-04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0-12-0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0-11-04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20-02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9-11-0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9-08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9-07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9-04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8-11-27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8-08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8-03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7-11-2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7-08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7-06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7-01-1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6-10-1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6-07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6-05-0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6-02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5-10-2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5-07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5-04-13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5-01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10-0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10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07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06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04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4-01-13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3-11-0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3-07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3-04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2-10-0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2-06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2-04-1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2-01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1-10-13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1-07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1-04-0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1-01-0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0-10-2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0-07-0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0-04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10-01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9-10-0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9-07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9-04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9-01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8-10-0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8-07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8-04-0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8-01-1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7-10-11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7-08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7-08-1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7-06-1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7-03-2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6-12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6-08-2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6-05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6-01-1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5-12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5-10-04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5-07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5-04-0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5-01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4-10-2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4-07-0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4-04-08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0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200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9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8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2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1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9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4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817077282501</text:p>
          </table:table-cell>
          <table:table-cell office:value-type="string" calcext:value-type="string">
            <text:p>51K 14 SOW 137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" meta:object-count="0"/>
    <meta:user-defined meta:name="AppVersion">3.0</meta:user-defined>
  </office:meta>
</office:document-meta>
</file>